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1">
      <style:paragraph-properties fo:text-align="justify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rsid="0008daa5" officeooo:paragraph-rsid="0008daa5" fo:background-color="#ffff0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name-complex="Calibri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RZYJAZNE BIURO PODRÓŻY</text:span></text:p>
      <text:p text:style-name="P2"/>
      <text:p text:style-name="Standard"><text:span text:style-name="T1">STRESZCZENIE:</text:span></text:p>
      <text:p text:style-name="P3"><text:span text:style-name="T1">Przypadek mówi o problemach, jakich mogą doświadczyć stali klienci firmy turystycznej w trakcie świadczenia im usługi. Dzięki zarysowanej w nim sytuacji możemy określić, w którym momencie usługodawca popełnił błąd, świadcząc usługę klientowi, jakie ma to skutki i jak podobnym błędom zapobiegać.</text:span></text:p>
      <text:p text:style-name="P3"><text:span text:style-name="T1">SŁOWA KLUCZOWE:</text:span></text:p>
      <text:list text:style-name="WWNum1">
        <text:list-item>
          <text:p text:style-name="P1"><text:span text:style-name="T1">Koszty popełnionego błędu w usłudze</text:span></text:p>
        </text:list-item>
        <text:list-item>
          <text:p text:style-name="P1"><text:span text:style-name="T1">Możliwość naprawy błędu w usłudze</text:span></text:p>
        </text:list-item>
        <text:list-item>
          <text:p text:style-name="P1"><text:span text:style-name="T1">Zachowanie kierownictwa i personelu w sytuacji konfliktowej</text:span></text:p>
        </text:list-item>
        <text:list-item>
          <text:p text:style-name="P1"><text:span text:style-name="T1">Szkolenie i motywowanie personelu w sytuacji konfliktowej</text:span></text:p>
        </text:list-item>
        <text:list-item>
          <text:p text:style-name="P1"><text:span text:style-name="T1">Szkolenie i motywowanie personelu do właściwego reagowania w sytuacji konfliktowej</text:span></text:p>
        </text:list-item>
        <text:list-item>
          <text:p text:style-name="P1"><text:span text:style-name="T1">Delegowanie uprawnień na personel w sytuacji błędu w usłudze</text:span></text:p>
        </text:list-item>
      </text:list>
      <text:p text:style-name="P3"><text:span text:style-name="T1">OPIS PRZYPADKU:</text:span></text:p>
      <text:p text:style-name="P3"><text:span text:style-name="T1">Firma</text:span></text:p>
      <text:p text:style-name="P3"><text:span text:style-name="T1">Biuro turystyczne „Euro-Tour” powstało w Gdyni w roku 1992 jako spółka rodzinna pani Marii Kowalewskiej i jej syna Krzysztofa. Od początku istnienia biuro posiada dwie filie. Pierwsza mieści się w jednej z dzielnic Gdyni, zaś druga posiada dobrą lokalizację w pobliżu dworca kolejowego i autobusowego, w centrum miasta.</text:span></text:p>
      <text:p text:style-name="P3"><text:span text:style-name="T1">Oprócz właścicieli firmy zatrudnione są w niej na stałe jeszcze dwie osoby oraz dodatkowo, w okresie sezonu, odbywają tu swoje praktyki uczniowie szkół turystycznych.</text:span></text:p>
      <text:p text:style-name="P3"><text:span text:style-name="T1">W początkowym okresie działalności właściciele biorąc pod uwagę położenie filii biura specjalizowali się w sprzedaży biletów autobusowych i promowych. Nadal jest to istotny element oferty firmy, choć obecnie produkt biura stanowią także bilety lotnicze, wyjazdy krajowe i zagraniczne, wycieczki </text:span><text:soft-page-break/><text:span text:style-name="T1">autokarowe, organizację pobytów turystycznych dla obcokrajowców, informację turystyczną, sprzedaż map oraz usługi ksero.</text:span></text:p>
      <text:p text:style-name="P3"><text:span text:style-name="T1">Podstawą działalności biura jest pośrednictwo w usługach świadczonych przez organizatorów.</text:span></text:p>
      <text:p text:style-name="P3"><text:span text:style-name="T1">Osoby zatrudnione w biurze oraz jego kierownictwo posiadają wykształcenie o profilu turystycznym różnego stopnia. W opinii klientów są to ludzie mili i uczynni. W biurze panuje ciepła, niemal rodzinna atmosfera.</text:span></text:p>
      <text:p text:style-name="P3"><text:span text:style-name="T1">Dla podwyższenia zadowolenia klientów w głównej filii firmy przeprowadzono gruntowny remont, znacznie zwiększając powierzchnię pomieszczenia (z 15 m</text:span><text:span text:style-name="T2">²</text:span><text:span text:style-name="T1"> do 40</text:span> <text:span text:style-name="T1">m²) i poprawiono jego estetykę i funkcjonalność.</text:span></text:p>
      <text:p text:style-name="P3"><text:span text:style-name="T1">Sytuacja</text:span></text:p>
      <text:p text:style-name="P3"><text:span text:style-name="T1">Pani Ewa Zemke i jej brat Darek są stałymi klientami biura podróży „Euro-Tour z Gdyni. Wynika to z potrzeby corocznych wyjazdów do pracy w Niemczech w okresie sezonu letniego oraz odwiedzin zamieszkałej tam rodziny.</text:span></text:p>
      <text:p text:style-name="P3"><text:span text:style-name="T1">Dnia 20 czerwca 2022 roku rodzeństwo Zemke wyjechało do pracy w Hamburgu za pośrednictwem „Euro-Tour”. Ich przewoźnikiem była firma „Inter Globus” mając a swoją siedzibę w Bydgoszczy. Posiadając otwarte bilety, Ewa i Darek powrócili do Polski 29 sierpnia 2022 roku. Jeszcze w trakcie pracy otrzymali oni zaproszenie od zamieszkałej w Niemczech rodziny do spędzenia u nich części wakacji począwszy od dnia 01 września 2022 roku (płacąc całą sumę gotówką – wymóg przewoźnika). Niestety około godziny 18.00 okazało się, iż z przyczyn losowych (ciężka choroba jednego z członków rodziny zamieszkałej w Hamburgu) ich wyjazd musi zostać odwołany.</text:span></text:p>
      <text:p text:style-name="P3"><text:span text:style-name="T1">Pan Darek zadzwonił do biura turystycznego „Euro-Tour”, aby jak najszybciej odwołać wyjazd. Okazało się iż pracownica biura, która odebrała telefon, znajduje się w nim do tej godziny wyłącznie przez przypadek, gdyż pracę w tym dniu zakończyła o godzinie 16.00. Zaczęła przekonywać zdenerwowanego klienta, aby zgłosił się ze swym problemem następnego dnia o godzinie 9.00, gdy będzie dyrektor.</text:span></text:p>
      <text:p text:style-name="P3"><text:soft-page-break/><text:span text:style-name="T1">Uwaga pana Darka, iż w Hamburgu nawet późno w nocy nie miał problemu z załatwieniem spraw w tamtejszym biurze turystycznym, sprawiła, że pracownica biura sprawdziła warunki umowy z przewoźnikiem. Pan Darek dowiedział się, iż w związku z tym, że nie zdążył przed zamknięciem biura – zamiast stracić 30% wartości biletu (3 doby przed odjazdem), straci 50% (2 doby). Pan Darek, który liczyć potrafił od razu oświadczył, że doba od momentu zakupu biletu minie dopiero następnego dnia o godzinie 9.00.</text:span></text:p>
      <text:p text:style-name="P3"><text:span text:style-name="T1">Uwaga to spowodowała skutek natychmiastowy w postaci stwierdzenia pracownicy:</text:span></text:p>
      <text:p text:style-name="P3"><text:span text:style-name="T1">- Skoro jest pan taki mądry, to proszę sobie załatwić tę sprawę w centrali i samego przewoźnika w Bydgoszczy.</text:span></text:p>
      <text:p text:style-name="P3"><text:span text:style-name="T1">Zdziwiony klient odpowiedział:</text:span></text:p>
      <text:p text:style-name="P3"><text:span text:style-name="T1">- Jak to, przecież to jest „moje” biuro podróży i tutaj chciałbym rozwiązywać moje problemy od A do Z.</text:span><text:bookmark text:name="_GoBack"/></text:p>
      <text:p text:style-name="P3"><text:span text:style-name="T1">PYTANIA:</text:span></text:p>
      <text:p text:style-name="P3"><text:span text:style-name="T1">1. Jak powinna zareagować pracownica, aby nie urazić klienta i ochronić interes biura?</text:span></text:p>
      <text:p text:style-name="P4"><text:span text:style-name="T1">Odp. Poinformować klienta, że zanotuje zgłoszenie i przekaże informację rano właścicielom.</text:span></text:p>
      <text:p text:style-name="P3"><text:span text:style-name="T1">2. Czy zachowanie pracownicy odpowiada image "firma rodzinna"?</text:span></text:p>
      <text:p text:style-name="P4"><text:span text:style-name="T1">Odp. Nie. Sytuacja nie odpowiada „indywidualnemu podejściu do klienta”</text:span></text:p>
      <text:p text:style-name="P3"><text:span text:style-name="T1">3. Czy potraktowany w ten sposób stały klient powróci do firmy?</text:span></text:p>
      <text:p text:style-name="P4"><text:span text:style-name="T1">Odp. Podejrzewam, że klient nie będzie chętny do ponownego skorzystania z usług firmy.</text:span></text:p>
      <text:p text:style-name="P3"><text:span text:style-name="T1">4. Co może zachęcić klienta do ponownego skorzystania z usług biura?</text:span></text:p>
      <text:p text:style-name="P4"><text:span text:style-name="T1">Odp. Zachęcić go może np. voucher/zniżna na ponowny zakup biletu.</text:span></text:p>
      <text:p text:style-name="P3"><text:soft-page-break/><text:span text:style-name="T1">5. Jak powinno zareagować kierownictwo firmy po otrzymaniu sygnałów tego typu?</text:span></text:p>
      <text:p text:style-name="P4"><text:span text:style-name="T1">Odp. Wytłumaczenie pracownicy, że odbieranie telefonu po godzinach pracy nie jest pożądane. Każdy konflikt, który dotyczy sprawy, która przekracza uprawnienia pracownicy, powinien zostać przekazany kierownictwu/właścicielom.</text:span></text:p>
      <text:p text:style-name="P3"><text:span text:style-name="T1">6. Czy działalność biura odzwierciedla</text:span></text:p>
      <text:p text:style-name="P3"><text:span text:style-name="T1">orientację partnerską lub holistyczną?</text:span></text:p>
      <text:p text:style-name="P4"><text:span text:style-name="T1">Odp. Działalność biura odzwierciedla orientację partnerską (firma rodzinna z indywidualnym podejściem do klienta). Jednak sytuacja, która zaistniała nie odzwierciedla tej orientacji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pl" fo:country="P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ola Łuczak</meta:initial-creator>
    <meta:editing-cycles>3</meta:editing-cycles>
    <meta:creation-date>2023-02-24T22:16:00</meta:creation-date>
    <dc:date>2023-03-12T17:46:46.629827151</dc:date>
    <meta:editing-duration>PT1H11M12S</meta:editing-duration>
    <meta:generator>LibreOffice/7.4.5.1$Linux_X86_64 LibreOffice_project/40$Build-1</meta:generator>
    <meta:document-statistic meta:table-count="0" meta:image-count="0" meta:object-count="0" meta:page-count="4" meta:paragraph-count="41" meta:word-count="761" meta:character-count="5330" meta:non-whitespace-character-count="4617"/>
    <meta:user-defined meta:name="AppVersion">15.0000</meta:user-defined>
    <meta:template xlink:type="simple" xlink:actuate="onRequest" xlink:title="Normal.dotm" xlink:href=""/>
  </office:meta>
</office:document-meta>
</file>